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E92000059334A5ADDE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6.999cm" svg:height="16.034cm" draw:z-index="0"><draw:image xlink:href="Pictures/2000000700005E92000059334A5ADDEC.svm" xlink:type="simple" xlink:show="embed" xlink:actuate="onLoad"/></draw:frame></text:p>
      <text:p text:style-name="Standard"/>
      <text:p text:style-name="Standard">Sciences et Avenir, août 2014, n°810 : le part du plastique dont on a perdu la trace dans les océ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hapey</meta:initial-creator>
    <meta:creation-date>2014-12-02T11:57:40.65</meta:creation-date>
    <meta:document-statistic meta:table-count="0" meta:image-count="1" meta:object-count="0" meta:page-count="1" meta:paragraph-count="1" meta:word-count="20" meta:character-count="101"/>
    <dc:date>2014-12-02T12:00:26.09</dc:date>
    <dc:creator>Nicolas Chapey</dc:creator>
    <meta:editing-duration>PT00H02M45S</meta:editing-duration>
    <meta:editing-cycles>1</meta:editing-cycles>
    <meta:generator>OpenOffice.org/3.1$Win32 OpenOffice.org_project/310m19$Build-9420</meta:generator>
  </office:meta>
</office:document-meta>
</file>